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 table:number-rows-repeated="1048488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00/00/00</text:date>, <text:time style:data-style-name="N2" text:time-value="16:52:13.5446182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7-25T17:19:31.275308409</dc:date>
    <meta:editing-duration>PT13H14M53S</meta:editing-duration>
    <meta:editing-cycles>182</meta:editing-cycles>
    <meta:document-statistic meta:table-count="1" meta:cell-count="348" meta:object-count="0"/>
  </office:meta>
</office:document-meta>
</file>